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6.00pt" fo:font-weight="bold" fo:font-family="'Times New Roman'" style:font-family-asian="'Times New Roman'" style:font-family-complex="'Times New Roman'" fo:background-color="transparent" style:use-window-font-color="true"/>
    </style:style>
    <style:style style:name="T4" style:family="text">
      <style:text-properties fo:font-size="14.00pt" fo:font-weight="bold" fo:font-family="'Times New Roman'" style:font-family-asian="'Times New Roman'" style:font-family-complex="'Times New Roman'" fo:background-color="transparent" style:use-window-font-color="true"/>
    </style:style>
    <style:style style:name="T5" style:family="text">
      <style:text-properties fo:font-size="16.00pt" fo:font-weight="bold" fo:font-family="'Times New Roman'" style:font-family-asian="'Times New Roman'" style:font-family-complex="'Times New Roman'" fo:background-color="transparent" style:use-window-font-color="true"/>
    </style:style>
    <style:style style:name="T6" style:family="text">
      <style:text-properties fo:font-size="18.00pt" fo:font-weight="bold" fo:font-family="'Times New Roman'" style:font-family-asian="'Times New Roman'" style:font-family-complex="'Times New Roman'"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style:use-window-font-color="true"/>
    </style:style>
    <style:style style:name="T8" style:family="text">
      <style:text-properties fo:font-size="16.00pt" fo:font-weight="bold" fo:font-family="'Times New Roman'" style:font-family-asian="'Times New Roman'" style:font-family-complex="'Times New Roman'" fo:background-color="transparent" style:use-window-font-color="true"/>
    </style:style>
    <style:style style:name="T9" style:family="text">
      <style:text-properties fo:font-size="14.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0.00pt" fo:font-weight="normal" fo:font-family="'Times New Roman'" style:font-family-asian="'Times New Roman'" style:font-family-complex="'Times New Roman'" fo:background-color="transparent" style:use-window-font-color="true"/>
    </style:style>
    <style:style style:name="T22" style:family="text">
      <style:text-properties fo:font-size="14.00pt" fo:font-weight="bold" fo:font-family="'Times New Roman'" style:font-family-asian="'Times New Roman'" style:font-family-complex="'Times New Roman'" fo:background-color="transparent" style:use-window-font-color="true"/>
    </style:style>
    <style:style style:name="T23" style:family="text">
      <style:text-properties fo:font-size="16.00pt" fo:font-weight="bold" fo:font-family="'Times New Roman'" style:font-family-asian="'Times New Roman'" style:font-family-complex="'Times New Roman'" fo:background-color="transparent" style:use-window-font-color="true"/>
    </style:style>
    <style:style style:name="T24" style:family="text">
      <style:text-properties fo:font-size="14.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normal" fo:font-family="'Century Gothic'" style:font-family-asian="'Century Gothic'" style:font-family-complex="'Century Gothic'" fo:background-color="transparent" style:use-window-font-color="true"/>
    </style:style>
    <style:style style:name="T36" style:family="text">
      <style:text-properties fo:font-size="16.00pt" fo:font-weight="normal" fo:font-family="'Times New Roman'" style:font-family-asian="'Times New Roman'" style:font-family-complex="'Times New Roman'" fo:background-color="transparent" fo:color="#2e74b5"/>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3.00pt" fo:font-weight="normal" fo:font-family="'Times New Roman'" style:font-family-asian="'Times New Roman'" style:font-family-complex="'Times New Roman'" fo:background-color="transparent" fo:color="#1f4e79"/>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3.00pt" fo:font-weight="normal" fo:font-family="'Times New Roman'" style:font-family-asian="'Times New Roman'" style:font-family-complex="'Times New Roman'" fo:background-color="transparent" fo:color="#1f4e79"/>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bold" fo:font-family="Calibri" style:font-family-asian="Calibri" style:font-family-complex="Calibri" fo:background-color="transparent" fo:color="#4f81bd" fo:font-style="italic"/>
    </style:style>
    <style:style style:name="T66" style:family="text">
      <style:text-properties fo:font-size="13.00pt" fo:font-weight="normal" fo:font-family="'Times New Roman'" style:font-family-asian="'Times New Roman'" style:font-family-complex="'Times New Roman'" fo:background-color="transparent" fo:color="#1f4e79"/>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3.00pt" fo:font-weight="normal" fo:font-family="'Times New Roman'" style:font-family-asian="'Times New Roman'" style:font-family-complex="'Times New Roman'" fo:background-color="transparent" style:use-window-font-color="true"/>
    </style:style>
    <style:style style:name="T78" style:family="text">
      <style:text-properties fo:font-size="13.00pt" fo:font-weight="normal" fo:font-family="'Times New Roman'" style:font-family-asian="'Times New Roman'" style:font-family-complex="'Times New Roman'" fo:background-color="transparent" fo:color="#1f4e79"/>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bottom="10.00pt"/>
    </style:style>
    <style:style style:name="P3" style:family="paragraph">
      <style:paragraph-properties fo:line-height="100.00%" fo:text-align="justify" fo:margin-bottom="10.00pt"/>
    </style:style>
    <style:style style:name="P4" style:family="paragraph">
      <style:paragraph-properties fo:line-height="100.00%" fo:text-align="center" fo:margin-bottom="10.00pt"/>
    </style:style>
    <style:style style:name="P5" style:family="paragraph">
      <style:paragraph-properties fo:line-height="100.00%" fo:text-align="center"/>
    </style:style>
    <style:style style:name="P6" style:family="paragraph">
      <style:paragraph-properties fo:line-height="150.00%" fo:text-align="center" fo:margin-left="117.60pt" fo:text-indent="0.00pt" fo:margin-right="108.05pt"/>
    </style:style>
    <style:style style:name="P7" style:family="paragraph">
      <style:paragraph-properties fo:line-height="150.00%" fo:text-align="justify"/>
    </style:style>
    <style:style style:name="P8" style:family="paragraph">
      <style:paragraph-properties fo:line-height="150.00%" fo:text-align="justify" fo:margin-left="183.15pt" fo:text-indent="0.00pt" fo:margin-right="166.80pt"/>
    </style:style>
    <style:style style:name="P9" style:family="paragraph">
      <style:paragraph-properties fo:line-height="100.00%" fo:text-align="center" fo:margin-bottom="10.00pt"/>
    </style:style>
    <style:style style:name="P10" style:family="paragraph">
      <style:paragraph-properties fo:line-height="150.00%" fo:text-align="justify" fo:margin-left="183.15pt" fo:text-indent="0.00pt" fo:margin-right="166.80pt"/>
    </style:style>
    <style:style style:name="P11" style:family="paragraph">
      <style:paragraph-properties fo:line-height="100.00%" fo:text-align="center" fo:margin-bottom="10.00pt"/>
    </style:style>
    <style:style style:name="P12" style:family="paragraph">
      <style:paragraph-properties fo:line-height="150.00%" fo:text-align="justify" fo:margin-right="166.80pt"/>
    </style:style>
    <style:style style:name="P13" style:family="paragraph">
      <style:paragraph-properties fo:line-height="100.00%" fo:text-align="justify" fo:margin-right="166.80pt"/>
    </style:style>
    <style:style style:name="P14" style:family="paragraph">
      <style:paragraph-properties fo:line-height="100.00%" fo:text-align="center"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justify" fo:margin-top="12.00pt"/>
    </style:style>
    <style:style style:name="P16" style:family="paragraph">
      <style:paragraph-properties fo:line-height="100.00%" fo:text-align="justify"/>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justify" fo:margin-left="18.00pt" fo:text-indent="-18.00pt" fo:margin-top="2.00pt"/>
    </style:style>
    <style:style style:name="P18" style:family="paragraph">
      <style:paragraph-properties fo:line-height="100.00%" fo:text-align="justify" fo:margin-bottom="10.00pt"/>
    </style:style>
    <style:style style:name="P19" style:family="paragraph">
      <style:paragraph-properties fo:line-height="100.00%" fo:text-align="justify" fo:margin-top="2.00pt"/>
    </style:style>
    <style:style style:name="P20" style:family="paragraph">
      <style:paragraph-properties fo:line-height="100.00%" fo:text-align="center" fo:margin-bottom="1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justify" fo:margin-left="18.00pt" fo:text-indent="-18.00pt"/>
    </style:style>
    <style:style style:name="P22" style:family="paragraph">
      <style:paragraph-properties fo:line-height="100.00%" fo:text-align="center" fo:margin-bottom="10.00pt"/>
    </style:style>
    <style:style style:name="P23" style:family="paragraph">
      <style:paragraph-properties fo:line-height="100.00%" fo:text-align="justify" fo:margin-bottom="10.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justify" fo:margin-left="18.00pt" fo:text-indent="-18.00pt" fo:margin-top="2.00pt"/>
    </style:style>
    <style:style style:name="P25" style:family="paragraph">
      <style:paragraph-properties fo:line-height="100.00%" fo:text-align="justify" fo:margin-left="54.00pt" fo:text-indent="0.00pt" fo:margin-bottom="10.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00.00%" fo:text-align="justify" fo:margin-bottom="10.00pt"/>
    </style:style>
    <style:style style:name="P27" style:family="paragraph">
      <style:paragraph-properties fo:line-height="100.00%" fo:text-align="justify" fo:margin-top="2.00p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00.00%" fo:text-align="justify" fo:margin-left="18.00pt" fo:text-indent="-18.00pt" fo:margin-top="2.00pt"/>
    </style:style>
    <style:style style:name="P29" style:family="paragraph">
      <style:paragraph-properties fo:line-height="100.00%" fo:text-align="center" fo:margin-bottom="10.00pt"/>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00.00%" fo:text-align="justify" fo:margin-bottom="10.00pt"/>
    </style:style>
    <style:style style:name="P31" style:family="paragraph">
      <style:paragraph-properties fo:line-height="100.00%" fo:text-align="justify" fo:margin-bottom="10.00pt"/>
    </style:style>
  </office:automatic-styles>
  <office:body>
    <office:text>
      <text:p text:style-name="P1"><text:span text:style-name="T1">UNIVERZITET<text:s text:c="2"/>U<text:s text:c="2"/>SARAJEVU </text:span></text:p>
      <text:p text:style-name="P1"><text:span text:style-name="T1">ELEKTROTEHNI</text:span><text:span text:style-name="T2">ČKI FAKULTET</text:span></text:p>
      <text:p text:style-name="P1"><text:span text:style-name="T3"/></text:p>
      <text:p text:style-name="P2"><text:span text:style-name="T3"/></text:p>
      <text:p text:style-name="P2"><text:span text:style-name="T3"/></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5">„Rent – a – car“</text:span></text:p>
      <text:p text:style-name="P2"><text:span text:style-name="T6"/></text:p>
      <text:p text:style-name="P2"><text:span text:style-name="T7"/></text:p>
      <text:p text:style-name="P2"><text:span text:style-name="T7">GRUPNI RAD</text:span></text:p>
      <text:p text:style-name="P2"><text:span text:style-name="T8"/></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3"><text:span text:style-name="T9"/></text:p>
      <text:p text:style-name="P4"><text:span text:style-name="T9"/></text:p>
      <text:p text:style-name="P4"><text:span text:style-name="T10">Sarajevo, mart 2015. godine</text:span></text:p>
      <text:p text:style-name="P4"><text:span text:style-name="T11"/></text:p>
      <text:p text:style-name="P4"><text:span text:style-name="T11"/></text:p>
      <text:p text:style-name="P5"><text:span text:style-name="T12">UNIVERZITET<text:s text:c="2"/>U<text:s text:c="2"/>SARAJEVU </text:span></text:p>
      <text:p text:style-name="P5"><text:span text:style-name="T12">ELEKTROTEHNI</text:span><text:span text:style-name="T13">ČKI FAKULTET</text:span></text:p>
      <text:p text:style-name="P5"><text:span text:style-name="T14">SARAJEVO</text:span></text:p>
      <text:p text:style-name="P5"><text:span text:style-name="T14"/></text:p>
      <text:p text:style-name="P5"><text:span text:style-name="T14"/></text:p>
      <text:p text:style-name="P5"><text:span text:style-name="T14"/></text:p>
      <text:p text:style-name="P6"><text:span text:style-name="T15">DODIPLOMSKI NAU</text:span><text:span text:style-name="T16">ČNI STUDIJ</text:span><text:span text:style-name="T17"/></text:p>
      <text:p text:style-name="P6"><text:span text:style-name="T18">RA</text:span><text:span text:style-name="T19">ČUNARSTVO I INFORMATIKA</text:span><text:span text:style-name="T20"/></text:p>
      <text:p text:style-name="P7"><text:span text:style-name="T21"/></text:p>
      <text:p text:style-name="P7"><text:span text:style-name="T21"/></text:p>
      <text:p text:style-name="P7"><text:span text:style-name="T21"/></text:p>
      <text:p text:style-name="P8"><text:span text:style-name="T22"/></text:p>
      <text:p text:style-name="P9"><text:span text:style-name="T23">„Rent – a – car“</text:span></text:p>
      <text:p text:style-name="P10"><text:span text:style-name="T24"/></text:p>
      <text:p text:style-name="P11"><text:span text:style-name="T25">GRUPNI RAD</text:span></text:p>
      <text:p text:style-name="P12"><text:span text:style-name="T25"/></text:p>
      <text:p text:style-name="P12"><text:span text:style-name="T25"/></text:p>
      <text:p text:style-name="P12"><text:span text:style-name="T25"/></text:p>
      <text:p text:style-name="P13"><text:span text:style-name="T25"/></text:p>
      <text:p text:style-name="P13"><text:span text:style-name="T25">Predmet: Objektno orjentisana analiza i dizajn</text:span></text:p>
      <text:p text:style-name="P13"><text:span text:style-name="T25">Mentor: Prof.Dr.<text:s/></text:span><text:span text:style-name="T26">Đenana Džonko, dipl. ing. el.</text:span></text:p>
      <text:p text:style-name="P13"><text:span text:style-name="T27"><text:tab/><text:s text:c="2"/>Emir Cogo, B.E.E</text:span></text:p>
      <text:p text:style-name="P13"><text:span text:style-name="T27">Studenti: Ajla Ali</text:span><text:span text:style-name="T28">ć</text:span></text:p>
      <text:p text:style-name="P13"><text:span text:style-name="T29"><text:s text:c="15"/>Amra Hadžiarapovi</text:span><text:span text:style-name="T30">ć</text:span></text:p>
      <text:p text:style-name="P13"><text:span text:style-name="T31"><text:tab/><text:s text:c="3"/>Mirza Krajina</text:span></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Smjer: Ra</text:span><text:span text:style-name="T32">čunarstvo i informatika</text:span></text:p>
      <text:p text:style-name="P13"><text:span text:style-name="T33"/></text:p>
      <text:p text:style-name="P13"><text:span text:style-name="T33"/></text:p>
      <text:p text:style-name="P13"><text:span text:style-name="T33"/></text:p>
      <text:p text:style-name="P13"><text:span text:style-name="T33"/></text:p>
      <text:p text:style-name="P13"><text:span text:style-name="T33"/></text:p>
      <text:p text:style-name="P13"><text:span text:style-name="T33"/></text:p>
      <text:p text:style-name="P14"><text:span text:style-name="T33">Sarajevo, mart/ožujak 2015. godine</text:span></text:p>
      <text:p text:style-name="P14"><text:span text:style-name="T34"/></text:p>
      <text:p text:style-name="P14"><text:span text:style-name="T35"/></text:p>
      <text:p text:style-name="P14"><text:span text:style-name="T35"/></text:p>
      <text:list text:style-name="L15">
        <text:list-item>
          <text:p text:style-name="P15"><text:span text:style-name="T36">Uvod</text:span></text:p>
        </text:list-item>
      </text:list>
      <text:p text:style-name="P16"><text:span text:style-name="T37"/></text:p>
      <text:list text:style-name="L17">
        <text:list-item>
          <text:p text:style-name="P17"><text:span text:style-name="T38">Trenutno poslovanje firme</text:span></text:p>
        </text:list-item>
      </text:list>
      <text:p text:style-name="P18"><text:span text:style-name="T39"/></text:p>
      <text:p text:style-name="P18"><text:span text:style-name="T40">Preduze</text:span><text:span text:style-name="T41">će Rent-a-car bavi se izdavanjem automobila i<text:s text:c="2"/>trenutno posluje na klasičan način. Jedini način komunikacije sa klijentima je osobna posjeta poslovnici. Samim tim je omogućeno samo gotovinsko plaćanje. Trenutni način evidencije historije transakcija i podataka o klijentima je fizičko pohranjivanje neophodnih dokumenata, što zahtjeva jako puno prostora. Ne postoji mogućnost dobivanja potrošačke kartice, što za uposlenice predstavlja otežanu okolnost. Trenutno su uposlenici Rent-a-car firme primorani za svakog klijenta, zainteresiranog za najam automobila, naći historiju transakcija kako bi se odredio odgovarajući popust. Nabavka automobila vrši se putem telefona. </text:span></text:p>
      <text:p text:style-name="P18"><text:span text:style-name="T42">Za sve informacije klijent je primoran osobno posjetiti poslovnicu ili kontaktirati putem telefona. Tako</text:span><text:span text:style-name="T43">đer, klijenti su obavezni nakon korištenja vratiti automobil u onu poslovnicu, gdje je i unajmljen. Shodno svemu navedenom, potreban je sistem koji će olakšati svakodnevni posao uposlenicima firme, omogućiti bolju komunikaciju između poslovnica i omogućiti klijentima online poslovanje sa firmom.</text:span></text:p>
      <text:p text:style-name="P19"><text:span text:style-name="T44"/></text:p>
      <text:p text:style-name="P20"><text:span text:style-name="T44"/></text:p>
      <text:list text:style-name="L21">
        <text:list-item>
          <text:p text:style-name="P21"><text:span text:style-name="T45">Opis sistema</text:span></text:p>
        </text:list-item>
      </text:list>
      <text:p text:style-name="P22"><text:span text:style-name="T46"/></text:p>
      <text:p text:style-name="P23"><text:span text:style-name="T47">Fiktivna firma Rent-a-car ima sjedište u glavnom gradu Bosne i Hercegovine, ali i<text:s/></text:span><text:span text:style-name="T48">četiri manje poslovnice raspoređene u većim gradovima u BiH(Mostar, Zenica, Tuzla, Banja Luka). Razvijanjem programa za ovo preduzeće unaprijedit ćemo klasično poslovanje firme, olakšati proces iznajmljivanja automobila i učiniti ga zanimljivim. Također ćemo omogućiti preglednost uposlenicima poslovnica, koji će lakše raspolagati i upravljati svim potrebnim informacijama.<text:s text:c="2"/></text:span></text:p>
      <text:p text:style-name="P23"><text:span text:style-name="T49">Cilj našeg programskog rješenja je modelirati i objediniti sve funkcionalnosti fiktivnog preduze</text:span><text:span text:style-name="T50">ća, kroz jednostavan i funkcionalan interfejs. </text:span></text:p>
      <text:p text:style-name="P23"><text:span text:style-name="T51">Preduvjeti za korištenje usluga Rent-a-car preduze</text:span><text:span text:style-name="T52">ća<text:s text:c="2"/>podrazumijevaju minimum 21 godinu starosti, uz vozačko iskustvo veće od dvije godine. Početna transakcija je jedini neophodan uslov za izradu potrošačke kartice sa posebnim pogodnostima za lojalne klijente. Podaci potrebni za otvaranje kartice su: ime, prezime, trenutno prebivalište i potvrda o nekažnjavanju. </text:span></text:p>
      <text:p text:style-name="P23"><text:span text:style-name="T53">Sistem<text:s/></text:span><text:span text:style-name="T54">će omogućiti korisniku prijavu na sistem sa jedinstvenim ID brojem kartice, jednostavniji i brži uvid u katalog automobila koji su trenutno na raspolaganju, rezervaciju određenog modela na duži ili kraći vremenski period, produženje najma, kao i mogućnost online plaćanja.<text:s text:c="2"/>Uz najam vozila, moguć je i najam profesionalnih vozača.</text:span></text:p>
      <text:p text:style-name="P23"><text:span text:style-name="T55">Pri svakoj transakciji se provjerava u</text:span><text:span text:style-name="T56">čestalost iznajmljivanja vozila, te se u zavisnosti od dostignutog praga stiče se pravo na odgovarajući popust. Plaćanje je moguće izvršiti na više načina: u gotovini(KM/BAM valuta), virmanski ili kreditnom karticom(online).</text:span></text:p>
      <text:p text:style-name="P23"><text:span text:style-name="T57">Sva vozila u katalogu su isklju</text:span><text:span text:style-name="T58">čivo novije proizvodnje, posjeduju svu zakonsku i saobraćajnu dokumentaciju i opremu. Redovno su servisirana i odrzavana i shodno tome su u odličnom operativnom stanju.</text:span></text:p>
      <text:p text:style-name="P23"><text:span text:style-name="T59">Prilikom preuzimanja vozila, potrebno je dostaviti podatke o planiranoj maršuti kao i mjestu razduživanja vozila. Ukoliko se u toku korištenja vozila desi kvar, klijent dobiva zamjenski automobil na licu mjesta. Sve eventualne kaznene prekršaje napravljene u vremenskom intervalu zakupljivanja automobila, pla</text:span><text:span text:style-name="T60">ća zakupac. Osiguranje automobila je uključeno u cijenu. Moguća je doplata za putničko osiguranje.</text:span></text:p>
      <text:p text:style-name="P23"><text:span text:style-name="T61">Nakon korištenja, vozilo je mogu</text:span><text:span text:style-name="T62">će vratiti u bilo koju poslovnicu bez dodatnih naknada.</text:span></text:p>
      <text:p text:style-name="P23"><text:span text:style-name="T63">Uposlenicima je omogu</text:span><text:span text:style-name="T64">ćena lakša nabavka novih automobila, pristup bazama podataka koje sadrže informacije o automobilima, klijentima kao i historiji transakcija. Svaka uspješna transakcija će završiti izdavanjem računa klijentu.</text:span></text:p>
      <text:p text:style-name="P23"><text:span text:style-name="T65"/></text:p>
      <text:list text:style-name="L24">
        <text:list-item>
          <text:p text:style-name="P24"><text:span text:style-name="T66">Zahtjevi</text:span></text:p>
        </text:list-item>
      </text:list>
      <text:p text:style-name="P25"><text:span text:style-name="T67"/></text:p>
      <text:list text:style-name="L26">
        <text:list-item>
          <text:p text:style-name="P26"><text:span text:style-name="T68">Omogu</text:span><text:span text:style-name="T69">ćiti online pristup sistemu(katalog,rezervacija..)</text:span></text:p>
        </text:list-item>
        <text:list-item>
          <text:p text:style-name="P26"><text:span text:style-name="T70">Izdavanje potroša</text:span><text:span text:style-name="T71">čke kartice</text:span></text:p>
        </text:list-item>
        <text:list-item>
          <text:p text:style-name="P26"><text:span text:style-name="T72">Mogu</text:span><text:span text:style-name="T73">ćnost online plaćanja</text:span></text:p>
        </text:list-item>
        <text:list-item>
          <text:p text:style-name="P26"><text:span text:style-name="T74">Pohranjivanje podataka u baze</text:span></text:p>
        </text:list-item>
        <text:list-item>
          <text:p text:style-name="P26"><text:span text:style-name="T74">Omogu</text:span><text:span text:style-name="T75">ćiti vraćanje vozila u bilo koju poslovnicu</text:span></text:p>
        </text:list-item>
        <text:list-item>
          <text:p text:style-name="P26"><text:span text:style-name="T76">Online nabavka automobila u firmu</text:span></text:p>
        </text:list-item>
      </text:list>
      <text:p text:style-name="P27"><text:span text:style-name="T77"/></text:p>
      <text:list text:style-name="L28">
        <text:list-item>
          <text:p text:style-name="P28"><text:span text:style-name="T78">Akteri</text:span></text:p>
        </text:list-item>
      </text:list>
      <text:p text:style-name="P29"><text:span text:style-name="T79"/></text:p>
      <text:list text:style-name="L30">
        <text:list-item>
          <text:p text:style-name="P30"><text:span text:style-name="T80">Klijent</text:span></text:p>
        </text:list-item>
        <text:list-item>
          <text:p text:style-name="P30"><text:span text:style-name="T80">Uposlenik</text:span></text:p>
        </text:list-item>
        <text:list-item>
          <text:p text:style-name="P30"><text:span text:style-name="T80">Supervizor</text:span></text:p>
        </text:list-item>
      </text:list>
      <text:p text:style-name="P31"><text:span text:style-name="T8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